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8.64cm" fo:min-width="16.645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top" draw:auto-grow-height="false" fo:min-height="5.589cm" fo:min-width="5.339cm"/>
      <style:paragraph-properties style:writing-mode="lr-tb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1.338cm" fo:min-width="4.58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1.338cm" fo:min-width="4.263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1.02cm" fo:min-width="4.263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02cm" fo:min-width="4.58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fill-color="#ec9ba4" draw:textarea-horizontal-align="justify" draw:textarea-vertical-align="middle" draw:auto-grow-height="false" fo:min-height="1.02cm" fo:min-width="5.533cm"/>
      <style:paragraph-properties style:writing-mode="lr-tb"/>
    </style:style>
    <style:style style:name="gr11" style:family="graphic" style:parent-style-name="standard">
      <style:graphic-properties draw:fill-color="#ec9ba4" draw:textarea-horizontal-align="justify" draw:textarea-vertical-align="middle" draw:auto-grow-height="false" fo:min-height="1.02cm" fo:min-width="4.581cm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fff5ce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tyle="normal" style:text-underline-style="none" style:font-style-asian="normal" style:font-style-complex="normal"/>
    </style:style>
    <style:style style:name="P9" style:family="paragraph">
      <loext:graphic-properties draw:fill-color="#ec9ba4"/>
      <style:paragraph-properties fo:text-align="center" style:writing-mode="lr-tb"/>
      <style:text-properties fo:font-style="normal" style:text-underline-style="none" style:font-style-asian="normal" style:font-style-complex="normal"/>
    </style:style>
    <style:style style:name="T1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8.89cm" svg:x="2.587cm" svg:y="3.22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8.255cm" svg:x="10.842cm" svg:y="3.54cm">
          <text:p text:style-name="P1">ngin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5.08cm" svg:height="1.588cm" svg:x="2.905cm" svg:y="5.645cm">
          <text:p text:style-name="P1">nginx/conf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763cm" svg:height="1.588cm" svg:x="13.147cm" svg:y="5.645cm">
          <text:p text:style-name="P1">/etc/nginx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4.763cm" svg:height="1.27cm" svg:x="13.047cm" svg:y="7.602cm">
          <text:p text:style-name="P1">/var/log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5.08cm" svg:height="1.27cm" svg:x="2.905cm" svg:y="7.62cm">
          <text:p text:style-name="P1">nginx/logs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7.985cm" svg:y1="6.439cm" svg:x2="13.147cm" svg:y2="6.439cm" draw:start-shape="id1" draw:start-glue-point="1" draw:end-shape="id2" draw:end-glue-point="3" svg:d="M7985 6439h5162" svg:viewBox="0 0 5163 1">
          <text:p/>
        </draw:connector>
        <draw:connector draw:style-name="gr8" draw:text-style-name="P6" draw:layer="layout" draw:type="line" svg:x1="13.047cm" svg:y1="8.237cm" svg:x2="7.985cm" svg:y2="8.255cm" draw:start-shape="id3" draw:start-glue-point="3" draw:end-shape="id4" draw:end-glue-point="1" svg:d="M13047 8237l-5062 18" svg:viewBox="0 0 5063 19">
          <text:p/>
        </draw:connector>
        <draw:frame draw:style-name="gr9" draw:text-style-name="P7" draw:layer="layout" svg:width="3.175cm" svg:height="0.962cm" svg:x="8.32cm" svg:y="5.445cm">
          <draw:text-box>
            <text:p>read-only</text:p>
          </draw:text-box>
        </draw:frame>
        <draw:custom-shape draw:style-name="gr10" draw:text-style-name="P9" xml:id="id6" draw:id="id6" draw:layer="layout" svg:width="6.033cm" svg:height="1.27cm" svg:x="12.112cm" svg:y="9.255cm">
          <text:p text:style-name="P8"><text:span text:style-name="T1">/usr/share/nginx/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5.081cm" svg:height="1.27cm" svg:x="2.904cm" svg:y="9.255cm">
          <text:p text:style-name="P8"><text:span text:style-name="T1">nginx/html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7.985cm" svg:y1="9.89cm" svg:x2="12.112cm" svg:y2="9.89cm" draw:start-shape="id5" draw:start-glue-point="1" draw:end-shape="id6" draw:end-glue-point="3" svg:d="M7985 9890h4127" svg:viewBox="0 0 4128 1">
          <text:p/>
        </draw:connector>
        <draw:frame draw:style-name="gr9" draw:text-style-name="P7" draw:layer="layout" svg:width="3.175cm" svg:height="0.962cm" svg:x="8.302cm" svg:y="8.928cm">
          <draw:text-box>
            <text:p>read-onl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2:21:29.233797989</meta:creation-date>
    <dc:date>2021-09-10T20:08:44.072878453</dc:date>
    <meta:editing-duration>PT2H26M4S</meta:editing-duration>
    <meta:editing-cycles>8</meta:editing-cycles>
    <meta:generator>LibreOffice/7.1.5.2$Linux_X86_64 LibreOffice_project/10$Build-2</meta:generator>
    <meta:document-statistic meta:object-count="13"/>
  </office:meta>
</office:document-meta>
</file>